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21_10-48-25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1_13-37-45_000.jpg</text:p>
          </table:table-cell>
          <table:table-cell table:style-name="ce20" office:value-type="string">
            <text:p>:m RES 1-2*2 / free# JVEMV6 37#23_3 / 37. miscs of miscs / 23. CO2 / FT合成;air-liner-emission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RES 1-2*2 / free# JVEMV6 37#23_3 / 37. miscs of miscs / 23. CO2 / FT合成;air-liner-emission">
            <text:p>:m RES 1-2*2 / free# JVEMV6 37#23_3 / 37. miscs of miscs / 23. CO2 / FT合成;air-liner-emission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21_16-07-35_000.jpg</text:p>
          </table:table-cell>
          <table:table-cell table:style-name="ce20" office:value-type="string">
            <text:p>:m RES 1-2*2 / free# JVEMV6 37#24_1 / 37. miscs of miscs / 24. UFO-science / curvature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m RES 1-2*2 / free# JVEMV6 37#24_1 / 37. miscs of miscs / 24. UFO-science / curvature">
            <text:p>:m RES 1-2*2 / free# JVEMV6 37#24_1 / 37. miscs of miscs / 24. UFO-science / curvature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21_16-31-41_000.jpg</text:p>
          </table:table-cell>
          <table:table-cell table:style-name="ce16" office:value-type="string">
            <text:p>:m 1*1 RES / 245 / 『誰も書けなかった日本のタブー　原発と山口組と芸能裏人脈編』 森功、伊藤博敏、川端幹人、西岡研介、寺澤有、他 / p.126 / 前原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m 1*1 RES / 245 / 『誰も書けなかった日本のタブー　原発と山口組と芸能裏人脈編』 森功、伊藤博敏、川端幹人、西岡研介、寺澤有、他 / p.126 / 前原">
            <text:p>:m 1*1 RES / 245 / 『誰も書けなかった日本のタブー　原発と山口組と芸能裏人脈編』 森功、伊藤博敏、川端幹人、西岡研介、寺澤有、他 / p.126 / 前原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21_17-04-10_000.jpg</text:p>
          </table:table-cell>
          <table:table-cell table:style-name="ce15" office:value-type="string">
            <text:p>:m 1-2*2 RES / 245 / 『活かそう！発達障害脳』 長沼睦雄 / p.75 / ドーパミン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m 1-2*2 RES / 245 / 『活かそう！発達障害脳』 長沼睦雄 / p.75 / ドーパミン">
            <text:p>:m 1-2*2 RES / 245 / 『活かそう！発達障害脳』 長沼睦雄 / p.75 / ドーパミン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21_19-23-07_000.jpg</text:p>
          </table:table-cell>
          <table:table-cell table:style-name="ce16" office:value-type="string">
            <text:p>:m music / log / fl / || s.1:f-2.n,theme=note-sequence:3-notes,notes=E♭4;G♭4;A♭4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music / log / fl / || s.1:f-2.n,theme=note-sequence:3-notes,notes=E♭4;G♭4;A♭4">
            <text:p>:m music / log / fl / || s.1:f-2.n,theme=note-sequence:3-notes,notes=E♭4;G♭4;A♭4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21_20-52-24_000.jpg</text:p>
          </table:table-cell>
          <table:table-cell table:style-name="ce20" office:value-type="string">
            <text:p>:m 食べた物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22_01-02-04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22_01-02-18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22_05-54-33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22_07-24-59_000.jpg</text:p>
          </table:table-cell>
          <table:table-cell table:style-name="ce20" office:value-type="string">
            <text:p>:m :? 1*1 / 光合成 / CO2を如何にして固定しているか</text:p>
          </table:table-cell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m :? 1*1 / 光合成 / CO2を如何にして固定しているか">
            <text:p>:m :? 1*1 / 光合成 / CO2を如何にして固定しているか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21_19-08-51_000.mp4</text:p>
          </table:table-cell>
          <table:table-cell table:style-name="ce6" office:value-type="string">
            <text:p>:VIDEO / @自室 / 記録 / jap.flute / 演奏、play / f-2020-0421-1 / f-2.n,theme=note-sequence:3-notes,notes=E♭4;G♭4;A♭4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VIDEO / @自室 / 記録 / jap.flute / 演奏、play / f-2020-0421-1 / f-2.n,theme=note-sequence:3-notes,notes=E♭4;G♭4;A♭4">
            <text:p>:VIDEO / @自室 / 記録 / jap.flute / 演奏、play / f-2020-0421-1 / f-2.n,theme=note-sequence:3-notes,notes=E♭4;G♭4;A♭4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21_19-11-14_000.mp4</text:p>
          </table:table-cell>
          <table:table-cell table:style-name="ce6" office:value-type="string">
            <text:p>:VIDEO / @自室 / 記録 / jap.flute / 演奏、play / f-2020-0421-2 / admin / 片付け；やりかた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VIDEO / @自室 / 記録 / jap.flute / 演奏、play / f-2020-0421-2 / admin / 片付け；やりかた">
            <text:p>:VIDEO / @自室 / 記録 / jap.flute / 演奏、play / f-2020-0421-2 / admin / 片付け；やりかた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21_19-20-06_000.mp4</text:p>
          </table:table-cell>
          <table:table-cell table:style-name="ce6" office:value-type="string">
            <text:p>:VIDEO / @自室 / 記録 / jap.flute / 演奏、play / f-2020-0421-3 / admin / 片付け；やりかた</text:p>
          </table:table-cell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string" office:string-value=":VIDEO / @自室 / 記録 / jap.flute / 演奏、play / f-2020-0421-3 / admin / 片付け；やりかた">
            <text:p>:VIDEO / @自室 / 記録 / jap.flute / 演奏、play / f-2020-0421-3 / admin / 片付け；やりかた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9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2">2020/04/22</text:date>, <text:time>08:17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22T08:17:38.07</dc:date>
    <dc:creator>iwabuchi ken</dc:creator>
    <meta:editing-duration>P19DT18H46M30S</meta:editing-duration>
    <meta:editing-cycles>7798</meta:editing-cycles>
    <meta:document-statistic meta:table-count="1" meta:cell-count="747" meta:object-count="0"/>
  </office:meta>
</office:document-meta>
</file>